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9D62728EF73A9EE1C5.png" manifest:media-type="image/png"/>
  <manifest:file-entry manifest:full-path="Pictures/1000020100000744000003CE3606976C435F38FE.png" manifest:media-type="image/png"/>
  <manifest:file-entry manifest:full-path="Pictures/1000020100000744000003CEB9847D388C8D3232.png" manifest:media-type="image/png"/>
  <manifest:file-entry manifest:full-path="Pictures/1000020100000744000003CE4A8FAF845250BEFE.png" manifest:media-type="image/png"/>
  <manifest:file-entry manifest:full-path="Pictures/10000201000002230000019D4B3E82460574B338.png" manifest:media-type="image/png"/>
  <manifest:file-entry manifest:full-path="Pictures/100002010000022B0000019D233C62F76B39DCE9.png" manifest:media-type="image/png"/>
  <manifest:file-entry manifest:full-path="Pictures/10000201000002340000019D60948BD7A004CF61.png" manifest:media-type="image/png"/>
  <manifest:file-entry manifest:full-path="Pictures/1000020100000744000003CE3BC9102645C0CB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9cm, 4.318cm, 1.244cm, 4.44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39cm, 4.445cm, 1.525cm, 4.57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39cm, 4.446cm, 1.398cm, 4.57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88cm, 4.623cm, 1.476cm, 4.5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3.561cm" svg:height="28.374cm" svg:x="19.034cm" svg:y="1cm">
          <draw:image xlink:href="Pictures/1000020100000744000003CE3BC9102645C0CB2E.png" xlink:type="simple" xlink:show="embed" xlink:actuate="onLoad" loext:mime-type="image/png">
            <text:p/>
          </draw:image>
        </draw:frame>
        <draw:frame draw:style-name="gr2" draw:text-style-name="P1" draw:layer="layout" svg:width="19.046cm" svg:height="14.172cm" svg:x="-0.012cm" svg:y="6.132cm">
          <draw:image xlink:href="Pictures/100002010000022B0000019D233C62F76B39DCE9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6.752cm" svg:height="12.267cm" svg:x="0.25cm" svg:y="7.731cm">
          <draw:image xlink:href="Pictures/10000201000002340000019D60948BD7A004CF61.png" xlink:type="simple" xlink:show="embed" xlink:actuate="onLoad" loext:mime-type="image/png">
            <text:p/>
          </draw:image>
        </draw:frame>
        <draw:frame draw:style-name="gr3" draw:text-style-name="P1" draw:layer="layout" svg:width="45.543cm" svg:height="24.511cm" svg:x="16.875cm" svg:y="2.651cm">
          <draw:image xlink:href="Pictures/1000020100000744000003CEB9847D388C8D3232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2" draw:text-style-name="P1" draw:layer="layout" svg:width="16.484cm" svg:height="12.446cm" svg:x="0.051cm" svg:y="7.518cm">
          <draw:image xlink:href="Pictures/10000201000002230000019D4B3E82460574B338.png" xlink:type="simple" xlink:show="embed" xlink:actuate="onLoad" loext:mime-type="image/png">
            <text:p/>
          </draw:image>
        </draw:frame>
        <draw:frame draw:style-name="gr4" draw:text-style-name="P1" draw:layer="layout" svg:width="47.116cm" svg:height="25.514cm" svg:x="16.367cm" svg:y="1.902cm">
          <draw:image xlink:href="Pictures/1000020100000744000003CE3606976C435F38FE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2" draw:text-style-name="P1" draw:layer="layout" svg:width="17.493cm" svg:height="13.208cm" svg:x="0.271cm" svg:y="7.858cm">
          <draw:image xlink:href="Pictures/10000201000002230000019D62728EF73A9EE1C5.png" xlink:type="simple" xlink:show="embed" xlink:actuate="onLoad" loext:mime-type="image/png">
            <text:p/>
          </draw:image>
        </draw:frame>
        <draw:frame draw:style-name="gr5" draw:text-style-name="P1" draw:layer="layout" svg:width="45.862cm" svg:height="24.765cm" svg:x="17.494cm" svg:y="2.651cm">
          <draw:image xlink:href="Pictures/1000020100000744000003CE4A8FAF845250BEF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22:25.923807661</meta:creation-date>
    <dc:date>2022-05-09T15:29:56.045691996</dc:date>
    <meta:editing-duration>PT29S</meta:editing-duration>
    <meta:editing-cycles>1</meta:editing-cycles>
    <meta:document-statistic meta:object-count="8"/>
    <meta:generator>LibreOffice/6.4.7.2$Linux_X86_64 LibreOffice_project/40$Build-2</meta:generator>
  </office:meta>
</office:document-meta>
</file>